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238e"/>
    </style:style>
    <style:style style:name="P3" style:family="paragraph" style:parent-style-name="Standard">
      <style:paragraph-properties fo:text-align="start" style:justify-single-word="false"/>
      <style:text-properties officeooo:paragraph-rsid="001c238e"/>
    </style:style>
    <style:style style:name="P4" style:family="paragraph" style:parent-style-name="Standard">
      <style:paragraph-properties fo:text-align="center" style:justify-single-word="false"/>
      <style:text-properties officeooo:paragraph-rsid="001c238e"/>
    </style:style>
    <style:style style:name="T1" style:family="text">
      <style:text-properties style:text-position="super 58%"/>
    </style:style>
    <style:style style:name="T2" style:family="text">
      <style:text-properties officeooo:rsid="001bc049"/>
    </style:style>
    <style:style style:name="T3" style:family="text">
      <style:text-properties officeooo:rsid="000bc1da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Distance, Velocity, and Time</text:p>
      <text:p text:style-name="P4"/>
      <text:list xml:id="list4893019514993088698" text:style-name="L1">
        <text:list-item>
          <text:p text:style-name="P2">You are being chased by velociraptors. <text:s/>If you know that it takes a velociraptor 4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23320918610554" text:continue-numbering="true" text:style-name="L1">
        <text:list-item>
          <text:p text:style-name="P2">A bowling alley is 19.16 meters long. <text:s/>If it takes <text:span text:style-name="T2">3</text:span>.5 seconds from the time you throw it for the ball to strike the pins, what is the speed at which you threw the bowling ball?</text:p>
        </text:list-item>
      </text:list>
      <text:p text:style-name="P3"/>
      <text:p text:style-name="P3"/>
      <text:p text:style-name="P3"/>
      <text:p text:style-name="P3"/>
      <text:list xml:id="list123320648044262" text:continue-numbering="true" text:style-name="L1">
        <text:list-item>
          <text:p text:style-name="P2">How far does a baseball travel if it is airborne for 10 seconds, traveling at a speed of <text:span text:style-name="T4">6</text:span>0 m/s?</text:p>
        </text:list-item>
      </text:list>
      <text:p text:style-name="P3"/>
      <text:p text:style-name="P3"/>
      <text:p text:style-name="P3"/>
      <text:p text:style-name="P3"/>
      <text:list xml:id="list123319196666174" text:continue-numbering="true" text:style-name="L1">
        <text:list-item>
          <text:p text:style-name="P2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3"/>
      <text:p text:style-name="P3"/>
      <text:p text:style-name="P3"/>
      <text:p text:style-name="P3"/>
      <text:list xml:id="list123319900876927" text:continue-numbering="true" text:style-name="L1">
        <text:list-item>
          <text:p text:style-name="P2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3"/>
      <text:p text:style-name="P3"/>
      <text:p text:style-name="P3"/>
      <text:p text:style-name="P3"/>
      <text:list xml:id="list123320484615080" text:continue-numbering="true" text:style-name="L1">
        <text:list-item>
          <text:p text:style-name="P2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23319057565747" text:continue-numbering="true" text:style-name="L1">
        <text:list-item>
          <text:p text:style-name="P2"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2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3319139246531" text:continue-numbering="true" text:style-name="L1">
        <text:list-item>
          <text:list>
            <text:list-item>
              <text:p text:style-name="P2">How long does the first part of the trip tak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3320884382628" text:continue-numbering="true" text:style-name="L1">
        <text:list-item>
          <text:list>
            <text:list-item>
              <text:p text:style-name="P2">How long does it take to sing and dance your way through the second 3000 meters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3321060323197" text:continue-numbering="true" text:style-name="L1">
        <text:list-item>
          <text:list>
            <text:list-item>
              <text:p text:style-name="P2">How long does the final part of the trip take?</text:p>
            </text:list-item>
          </text:list>
        </text:list-item>
      </text:list>
      <text:p text:style-name="P3"/>
      <text:p text:style-name="P3"/>
      <text:p text:style-name="P3"/>
      <text:list xml:id="list123320196847635" text:continue-numbering="true" text:style-name="L1">
        <text:list-item>
          <text:list>
            <text:list-item>
              <text:p text:style-name="P2">What is the total time that the trip to see the ruler take?</text:p>
            </text:list-item>
          </text:list>
        </text:list-item>
      </text:list>
      <text:p text:style-name="P3"/>
      <text:p text:style-name="P3"/>
      <text:list xml:id="list123319760927490" text:continue-numbering="true" text:style-name="L1">
        <text:list-item>
          <text:p text:style-name="P2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2">How long do Frodo and Sam have to talk about the shire before they are caught again by the Orc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3320176619543" text:continue-numbering="true" text:style-name="L1">
        <text:list-item>
          <text:list>
            <text:list-item>
              <text:p text:style-name="P2">How far do the Orcs have to run to catch Frodo and Sam?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3-11-03T12:33:18.876304063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688451293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33:18.825494952</dc:date>
    <dc:creator>Jonas Williamson</dc:creator>
    <meta:document-statistic meta:table-count="0" meta:image-count="2" meta:object-count="0" meta:page-count="2" meta:paragraph-count="18" meta:word-count="483" meta:character-count="2429" meta:non-whitespace-character-count="1929"/>
  </office:meta>
</office:document-meta>
</file>